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Default">
      <style:text-properties style:font-name="Courier New1" fo:font-size="8pt" style:font-size-asian="8pt" style:font-size-complex="8pt"/>
    </style:style>
    <style:style style:name="P2" style:family="paragraph" style:parent-style-name="Default">
      <style:text-properties style:font-name="Courier New1" fo:font-size="8pt" officeooo:paragraph-rsid="00142158" style:font-size-asian="8pt" style:font-size-complex="8pt"/>
    </style:style>
    <style:style style:name="P3" style:family="paragraph" style:parent-style-name="Default">
      <style:text-properties style:font-name="Courier New1" fo:font-size="7pt" style:font-size-asian="7pt" style:font-size-complex="7pt"/>
    </style:style>
    <style:style style:name="P4" style:family="paragraph" style:parent-style-name="Default">
      <style:paragraph-properties fo:text-align="start" style:justify-single-word="false"/>
      <style:text-properties style:font-name="Courier New1" fo:font-size="7pt" style:font-size-asian="7pt" style:font-size-complex="7pt"/>
    </style:style>
    <style:style style:name="P5" style:family="paragraph" style:parent-style-name="Default">
      <style:text-properties style:font-name="Courier New1" fo:font-size="7pt" officeooo:paragraph-rsid="001abb39" style:font-size-asian="7pt" style:font-size-complex="7pt"/>
    </style:style>
    <style:style style:name="P6" style:family="paragraph" style:parent-style-name="Default">
      <style:text-properties style:font-name="Courier New1" fo:font-size="7pt" officeooo:paragraph-rsid="001b4eb1" style:font-size-asian="7pt" style:font-size-complex="7pt"/>
    </style:style>
    <style:style style:name="P7" style:family="paragraph" style:parent-style-name="Default">
      <style:text-properties style:font-name="Courier New1" fo:font-size="7pt" fo:background-color="#ffff00" style:font-size-asian="7pt" style:font-size-complex="7pt"/>
    </style:style>
    <style:style style:name="P8" style:family="paragraph" style:parent-style-name="Default">
      <style:text-properties style:font-name="Courier New1" fo:font-size="7pt" officeooo:paragraph-rsid="0018e67c" fo:background-color="#ffff00" style:font-size-asian="7pt" style:font-size-complex="7pt"/>
    </style:style>
    <style:style style:name="P9" style:family="paragraph" style:parent-style-name="Default">
      <style:text-properties style:font-name="Courier New1" fo:font-size="6.5pt" style:font-size-asian="6.5pt" style:font-size-complex="6.5pt"/>
    </style:style>
    <style:style style:name="P10" style:family="paragraph" style:parent-style-name="Standard">
      <style:text-properties style:font-name="Courier New1" fo:font-size="7pt" style:font-size-asian="7pt" style:font-size-complex="7pt"/>
    </style:style>
    <style:style style:name="P11" style:family="paragraph" style:parent-style-name="Standard">
      <style:text-properties style:font-name="Courier New1" fo:font-size="7pt" officeooo:rsid="001b4eb1" officeooo:paragraph-rsid="001b4eb1" style:font-size-asian="7pt" style:font-size-complex="7pt"/>
    </style:style>
    <style:style style:name="T1" style:family="text">
      <style:text-properties fo:font-size="9.5pt" style:font-size-asian="9.5pt"/>
    </style:style>
    <style:style style:name="T2" style:family="text">
      <style:text-properties style:text-line-through-style="none" style:text-line-through-type="none" fo:font-size="9.5pt" style:text-underline-style="none" style:font-size-asian="9.5pt"/>
    </style:style>
    <style:style style:name="T3" style:family="text">
      <style:text-properties style:text-line-through-style="none" style:text-line-through-type="none" style:text-underline-style="none"/>
    </style:style>
    <style:style style:name="T4" style:family="text">
      <style:text-properties style:text-line-through-style="none" style:text-line-through-type="none" style:text-underline-style="none" officeooo:rsid="00142158"/>
    </style:style>
    <style:style style:name="T5" style:family="text">
      <style:text-properties style:text-line-through-style="none" style:text-line-through-type="none" style:text-underline-style="none" fo:background-color="#ffff00" loext:char-shading-value="0"/>
    </style:style>
    <style:style style:name="T6" style:family="text">
      <style:text-properties style:text-line-through-style="none" style:text-line-through-type="none" style:text-underline-style="none" fo:background-color="#ffff00" loext:char-shading-value="0"/>
    </style:style>
    <style:style style:name="T7" style:family="text">
      <style:text-properties style:text-line-through-style="none" style:text-line-through-type="none" style:text-underline-style="none" fo:background-color="#ffff00" loext:char-shading-value="0"/>
    </style:style>
    <style:style style:name="T8" style:family="text">
      <style:text-properties style:text-line-through-style="none" style:text-line-through-type="none" style:text-underline-style="none" officeooo:rsid="0018e67c"/>
    </style:style>
    <style:style style:name="T9" style:family="text">
      <style:text-properties style:text-line-through-style="none" style:text-line-through-type="none" style:text-underline-style="none" officeooo:rsid="00199fcf"/>
    </style:style>
    <style:style style:name="T10" style:family="text">
      <style:text-properties style:text-line-through-style="none" style:text-line-through-type="none" style:text-underline-style="none" officeooo:rsid="001b4eb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|versao|Id| </text:p>
      <text:p text:style-name="P3"><text:span text:style-name="T3">B|cUF|cNF|</text:span><text:span text:style-name="T6">NatOp|mod</text:span><text:span text:style-name="T3">|serie|nNF|dhEmi|dhSaiEnt|tpNF|idDest|cMunFG|TpImp|TpEmis|cDV|TpAmb|FinNFe|indFinal|indPres|ProcEmi|VerProc|dhCont|xJust| </text:span></text:p>
      <text:p text:style-name="P3"><text:span text:style-name="T3">B13|refNFe| </text:span></text:p>
      <text:p text:style-name="P3"><text:span text:style-name="T3">BA02|refNFe| </text:span></text:p>
      <text:p text:style-name="P3"><text:span text:style-name="T3">BA03|cUF|AAMM|CNPJ|mod|serie|nNF| </text:span></text:p>
      <text:p text:style-name="P3"><text:span text:style-name="T3">BA10|cUF|AAMM|IE|mod|serie|nNF|refCTe| </text:span></text:p>
      <text:p text:style-name="P3"><text:span text:style-name="T3">BA13|CNPJ| </text:span></text:p>
      <text:p text:style-name="P3"><text:span text:style-name="T3">BA14|CPF| </text:span></text:p>
      <text:p text:style-name="P3"><text:span text:style-name="T3">BA20|mod|nECF|nCOO| </text:span></text:p>
      <text:p text:style-name="P3"><text:span text:style-name="T3">C|xNome|xFant|IE|IEST|IM|CNAE|CRT| </text:span></text:p>
      <text:p text:style-name="P3"><text:span text:style-name="T3">C02|CNPJ| </text:span></text:p>
      <text:p text:style-name="P3"><text:span text:style-name="T3">C02a|CPF| </text:span></text:p>
      <text:p text:style-name="P3"><text:span text:style-name="T3">C05|xLgr|nro|xCpl|xBairro|cMun|xMun|UF|CEP|cPais|xPais|fone| </text:span></text:p>
      <text:p text:style-name="P3"><text:span text:style-name="T3">D|CNPJ|xOrgao|matr|xAgente|fone|UF|nDAR|dEmi|vDAR|repEmi|dPag| </text:span></text:p>
      <text:p text:style-name="P3"><text:span text:style-name="T3">E|xNome|indIEDest|IE|ISUF|IM|email| </text:span></text:p>
      <text:p text:style-name="P3"><text:span text:style-name="T3">E02|CNPJ| </text:span></text:p>
      <text:p text:style-name="P3"><text:span text:style-name="T3">E03|CPF| </text:span></text:p>
      <text:p text:style-name="P3"><text:span text:style-name="T3">E03a|idEstrangeiro| </text:span></text:p>
      <text:p text:style-name="P3"><text:span text:style-name="T3">E05|xLgr|nro|xCpl|xBairro|cMun|xMun|UF|CEP|cPais|xPais|fone| </text:span></text:p>
      <text:p text:style-name="P3"><text:span text:style-name="T3">F|xLgr|nro|xCpl|xBairro|cMun|xMun|UF| </text:span></text:p>
      <text:p text:style-name="P3"><text:span text:style-name="T3">F02|CNPJ| </text:span></text:p>
      <text:p text:style-name="P3"><text:span text:style-name="T3">F02a|CPF| </text:span></text:p>
      <text:p text:style-name="P3"><text:span text:style-name="T3">G|xLgr|nro|xCpl|xBairro|cMun|xMun|UF| </text:span></text:p>
      <text:p text:style-name="P3"><text:span text:style-name="T3">G02|CNPJ| </text:span></text:p>
      <text:p text:style-name="P3"><text:span text:style-name="T3">G02a|CPF| </text:span></text:p>
      <text:p text:style-name="P3"><text:span text:style-name="T3">GA02|CNPJ| </text:span></text:p>
      <text:p text:style-name="P3"><text:span text:style-name="T3">GA03|CPF| </text:span></text:p>
      <text:p text:style-name="P3"><text:span text:style-name="T3">H|nItem|infAdProd| </text:span></text:p>
      <text:p text:style-name="P3"><text:span text:style-name="T3">I|cProd|cEAN|XProd|NCM|</text:span><text:span text:style-name="T6">NVE|CEST|indEscala|CNPJFab|cBenef</text:span><text:span text:style-name="T3">|EXTIPI|CFOP|UCom|QCom|VUnCom|VProd|CEANTrib|UTrib|QTrib|VUnTrib|VFrete|VSeg|VDesc|vOutro|indTot|xPed|nItemPed|nFCI| </text:span></text:p>
      <text:p text:style-name="P3"><text:span text:style-name="T3">I05a|NVE| </text:span></text:p>
      <text:p text:style-name="P3"><text:span text:style-name="T6">I05c|CEST|indEscala|CNPJFab| </text:span></text:p>
      <text:p text:style-name="P3"><text:span text:style-name="T3">I18|nDI|dDI|xLocDesemb|UFDesemb|dDesemb|tpViaTransp|vAFRMM|tpIntermedio|CNPJ|UFTerceiro|cExportador| </text:span></text:p>
      <text:p text:style-name="P3"><text:span text:style-name="T3">I25|NAdicao|NSeqAdic|CFabricante|VDescDI|nDraw| </text:span></text:p>
      <text:p text:style-name="P3"><text:span text:style-name="T3">I50|nDraw| </text:span></text:p>
      <text:p text:style-name="P3"><text:span text:style-name="T3">I52|nRE|chNFe|qExport| </text:span></text:p>
      <text:p text:style-name="P3"><text:span text:style-name="T6">I80|nLote|qLote|dFab|dVal|cAgreg|</text:span><text:span text:style-name="T3"> </text:span></text:p>
      <text:p text:style-name="P3"><text:span text:style-name="T3">J|tpOp|Chassi|CCor|XCor|Pot|cilin|pesoL|pesoB|NSerie|TpComb|NMotor|CMT|Dist|anoMod|anoFab|tpPint|tpVeic|espVeic|VIN|condVeic|cMod|cCorDENATRAN|lota|tpRest| </text:span></text:p>
      <text:p text:style-name="P3"><text:span text:style-name="T6">K|cProdANVISA|vPMC| </text:span></text:p>
      <text:p text:style-name="P3"><text:span text:style-name="T3">L|tpArma|nSerie|nCano|descr| </text:span></text:p>
      <text:p text:style-name="P7"><text:span text:style-name="T3">LA|cProdANP|descANP|pGLP|pGNn|pGNi|vPart|CODIF|qTemp|UFCons| </text:span></text:p>
      <text:p text:style-name="P7"><text:span text:style-name="T3">LA1</text:span><text:span text:style-name="T9">1</text:span><text:span text:style-name="T3">|nBico|nBomba|nTanque|vEncIni|vEncFin| </text:span></text:p>
      <text:p text:style-name="P3"><text:span text:style-name="T3">LA07|qBCProd|vAliqProd|vCIDE| </text:span></text:p>
      <text:p text:style-name="P3"><text:span text:style-name="T3">LB|nRECOPI| </text:span></text:p>
      <text:p text:style-name="P3"><text:span text:style-name="T3">L109|nRECOPI| </text:span></text:p>
      <text:p text:style-name="P3"><text:span text:style-name="T3">M|vTotTrib| </text:span></text:p>
      <text:p text:style-name="P3"><text:span text:style-name="T3">N02|Orig|CST|modBC|vBC|pICMS|vICMS</text:span><text:span text:style-name="T6">|pFCP|vFCP| </text:span></text:p>
      <text:p text:style-name="P3"><text:span text:style-name="T3">N03|Orig|CST|modBC|vBC|pICMS|vICMS</text:span><text:span text:style-name="T6">|vBCFCP|pFCP|vFCP</text:span><text:span text:style-name="T3">|modBCST|pMVAST|pRedBCST|vBCST|pICMSST|vICMSST|</text:span><text:span text:style-name="T6">vBCFCPST|pFCPST|vFCPST| </text:span></text:p>
      <text:p text:style-name="P3"><text:span text:style-name="T3">N04|orig|CST|modBC|pRedBC|vBC|pICMS|vICMS|</text:span><text:span text:style-name="T6">vBCFCP|pFCP|vFCP</text:span><text:span text:style-name="T3">|vICMSDeson|motDesICMS| </text:span></text:p>
      <text:p text:style-name="P10"><text:span text:style-name="T3">N05|orig|CST|modBCST|pMVAST|pRedBCST|vBCST|pICMSST|vICMSST|</text:span><text:span text:style-name="T6">vBCFCPST|pFCPST|vFCPST</text:span><text:span text:style-name="T3">|vICMSDeson|motDesICMS| </text:span></text:p>
      <text:p text:style-name="P3"><text:span text:style-name="T3">N06|orig|CST|vICMSDeson|motDesICMS| </text:span></text:p>
      <text:p text:style-name="P3"><text:span text:style-name="T3">N07|orig|CST|modBC|pRedBC|vBC|pICMS|vICMSOp|pDif|vICMSDif|vICMS|</text:span><text:span text:style-name="T6">vBCFCP|pFCP|vFCP|</text:span><text:span text:style-name="T3"> </text:span></text:p>
      <text:p text:style-name="P3"><text:span text:style-name="T3">N08|Orig|CST|vBCSTRet|</text:span><text:span text:style-name="T6">pST</text:span><text:span text:style-name="T3">|vICMSSTRet|</text:span><text:span text:style-name="T6">vBCFCPSTRet|pFCPSTRet|vFCPSTRet</text:span><text:span text:style-name="T3">| </text:span></text:p>
      <text:p text:style-name="P3"><text:span text:style-name="T3">N09|orig|CST|modBC|pRedBC|vBC|pICMS|vICMS|</text:span><text:span text:style-name="T6">vBCFCP|pFCP|vFCP</text:span><text:span text:style-name="T3">|modBCST|pMVAST|pRedBCST|vBCST|pICMSST|vICMSST|</text:span><text:span text:style-name="T6">vBCFCPST|pFCPST|vFCPST</text:span><text:span text:style-name="T3">|vICMSDeson|motDesICMS| </text:span></text:p>
      <text:p text:style-name="P3"><text:span text:style-name="T3">N10|orig|CST|modBC|vBC|pRedBC|pICMS|vICMS|</text:span><text:span text:style-name="T6">vBCFCP|pFCP|vFCP</text:span><text:span text:style-name="T3">|modBCST|pMVAST|pRedBCST|vBCST|pICMSST|vICMSST|</text:span><text:span text:style-name="T6">vBCFCPST|pFCPST|vFCPST</text:span><text:span text:style-name="T3">|vICMSDeson|motDesICMS| </text:span></text:p>
      <text:p text:style-name="P3"><text:span text:style-name="T3">N10a|orig|CST|modBC|vBC|pRedBC|pICMS|vICMS|modBCST|pMVAST|pRedBCST|vBCST|pICMSST|vICMSST|pBCOp|UFST| </text:span></text:p>
      <text:p text:style-name="P3"><text:span text:style-name="T3">N10b|orig|CST|vBCSTRet|vICMSSTRet|vBCSTDest|vICMSSTDest| </text:span></text:p>
      <text:p text:style-name="P3"><text:span text:style-name="T3">N10c|orig|CSOSN|pCredSN|vCredICMSSN| </text:span></text:p>
      <text:p text:style-name="P3"><text:span text:style-name="T3">N10d|orig|CSOSN| </text:span></text:p>
      <text:p text:style-name="P3"><text:span text:style-name="T3">N10e|orig|CSOSN|modBCST|pMVAST|pRedBCST|vBCST|pICMSST|vICMSST|</text:span><text:span text:style-name="T6">vBCFCPST|pFCPST|vFCPST</text:span><text:span text:style-name="T3">|pCredSN|vCredICMSSN| </text:span></text:p>
      <text:p text:style-name="P3"><text:span text:style-name="T3">N10f|orig|CSOSN|modBCST|pMVAST|pRedBCST|vBCST|pICMSST|vICMSST|</text:span><text:span text:style-name="T6">vBCFCPST|pFCPST|vFCPST</text:span><text:span text:style-name="T3">| </text:span></text:p>
      <text:p text:style-name="P3"><text:soft-page-break/><text:span text:style-name="T3">N10g|orig|CSOSN|vBCSTRet|</text:span><text:span text:style-name="T6">pST</text:span><text:span text:style-name="T3">|vICMSSTRet|</text:span><text:span text:style-name="T6">vBCFCPSTRet|pFCPSTRet|vFCPSTRet</text:span><text:span text:style-name="T3">| </text:span></text:p>
      <text:p text:style-name="P3"><text:span text:style-name="T3">N10h|orig|CSOSN|modBC|vBC|pRedBC|pICMS|vICMS|modBCST|pMVAST|pRedBCST|vBCST|pICMSST|vICMSST|</text:span><text:span text:style-name="T6">vBCFCPST|pFCPST|vFCPST</text:span><text:span text:style-name="T3">|pCredSN|vCredICMSSN| </text:span></text:p>
      <text:p text:style-name="P3"><text:span text:style-name="T3">NA|vBCUFDest|</text:span><text:span text:style-name="T6">vBCFCPUFDest</text:span><text:span text:style-name="T3">|pFCPUFDest|pICMSUFDest|pICMSInter|pICMSInterPart|vFCPUFDest|vICMSUFDest|vICMSUFRemet| </text:span></text:p>
      <text:p text:style-name="P3"><text:span text:style-name="T6">O|CNPJProd|cSelo|qSelo|cEnq|</text:span><text:span text:style-name="T3"> </text:span></text:p>
      <text:p text:style-name="P3"><text:span text:style-name="T3">O07|CST|vIPI| </text:span></text:p>
      <text:p text:style-name="P3"><text:span text:style-name="T3">O08|CST| </text:span></text:p>
      <text:p text:style-name="P5"><text:span text:style-name="T3">O10|vBC|pIPI|vIPI </text:span></text:p>
      <text:p text:style-name="P3"><text:span text:style-name="T3">O11|qUnid|vUnid|vIPI| </text:span></text:p>
      <text:p text:style-name="P3"><text:span text:style-name="T3">P|vBC|vDespAdu|vII|vIOF| </text:span></text:p>
      <text:p text:style-name="P3"><text:span text:style-name="T3">Q02|CST|VBC|PPIS|VPIS| </text:span></text:p>
      <text:p text:style-name="P3"><text:span text:style-name="T3">Q03|CST|QBCProd|VAliqProd|VPIS| </text:span></text:p>
      <text:p text:style-name="P3"><text:span text:style-name="T3">Q04|CST| </text:span></text:p>
      <text:p text:style-name="P3"><text:span text:style-name="T3">Q05|CST|vPIS| </text:span></text:p>
      <text:p text:style-name="P3"><text:span text:style-name="T3">Q07|vBC|pPIS|vPIS| </text:span></text:p>
      <text:p text:style-name="P3"><text:span text:style-name="T3">Q10|qBCProd|vAliqProd| </text:span></text:p>
      <text:p text:style-name="P3"><text:span text:style-name="T3">R|vPIS| </text:span></text:p>
      <text:p text:style-name="P5"><text:span text:style-name="T3">R02|vBC|pPIS|vPIS| </text:span></text:p>
      <text:p text:style-name="P3"><text:span text:style-name="T3">R04|qBCProd|vAliqProd|vPIS| </text:span></text:p>
      <text:p text:style-name="P3"><text:span text:style-name="T3">S02|CST|vBC|pCOFINS|vCOFINS| </text:span></text:p>
      <text:p text:style-name="P3"><text:span text:style-name="T3">S03|CST|QBCProd|VAliqProd|VCOFINS| </text:span></text:p>
      <text:p text:style-name="P3"><text:span text:style-name="T3">S04|CST| </text:span></text:p>
      <text:p text:style-name="P3"><text:span text:style-name="T3">S05|CST|VCOFINS| </text:span></text:p>
      <text:p text:style-name="P3"><text:span text:style-name="T3">S07|VBC|PCOFINS| </text:span></text:p>
      <text:p text:style-name="P3"><text:span text:style-name="T3">S09|QBCProd|VAliqProd| </text:span></text:p>
      <text:p text:style-name="P3"><text:span text:style-name="T3">T|VCOFINS| </text:span></text:p>
      <text:p text:style-name="P3"><text:span text:style-name="T3">T02|VBC|PCOFINS| </text:span></text:p>
      <text:p text:style-name="P3"><text:span text:style-name="T3">T04|QBCProd|VAliqProd| </text:span></text:p>
      <text:p text:style-name="P3"><text:span text:style-name="T3">U|VBC|VAliq|VISSQN|CMunFG|CListServ|vDeducao|vOutro|vDescIncond|vDescCond|vISSRet|indISS|cServico|cMun|cPais|nProcesso|indIncentivo| </text:span></text:p>
      <text:p text:style-name="P6"><text:span text:style-name="T3">UA|</text:span><text:span text:style-name="T10">ImpostoDevol|</text:span><text:span text:style-name="T3">pDevol</text:span><text:span text:style-name="T10">|IPI</text:span><text:span text:style-name="T3">|vIPIDevol| </text:span></text:p>
      <text:p text:style-name="P3"><text:span text:style-name="T3">W02|vBC|vICMS|vICMSDeson|</text:span><text:span text:style-name="T6">vFCP</text:span><text:span text:style-name="T3">|vFCPUFDest|vICMSUFDest|vICMSUFRemet|vBCST|vST|</text:span><text:span text:style-name="T6">vFCPST|vFCPSTRet</text:span><text:span text:style-name="T3">|vProd|vFrete|vSeg|vDesc|vII|vIPI|</text:span><text:span text:style-name="T6">vIPIDevol</text:span><text:span text:style-name="T3">|vPIS|vCOFINS|vOutro|vNF|vTotTrib| </text:span></text:p>
      <text:p text:style-name="P7"><text:span text:style-name="T3">W04|vICMSUFDest|vICMSUFRemet|vFCPUFDest| </text:span></text:p>
      <text:p text:style-name="P3"><text:span text:style-name="T3">W17|VServ|VBC|VISS|VPIS|VCOFINS|dCompet|vDeducao|vOutro|vDescIncond|vDescCond|vISSRet|cRegTrib| </text:span></text:p>
      <text:p text:style-name="P3"><text:span text:style-name="T3">W23|VRetPIS|VRetCOFINS|VRetCSLL|VBCIRRF|VIRRF|VBCRetPrev|VRetPrev| </text:span></text:p>
      <text:p text:style-name="P3"><text:span text:style-name="T3">X|modFrete| </text:span></text:p>
      <text:p text:style-name="P3"><text:span text:style-name="T3">X03|xNome|IE|xEnder|xMun|UF| </text:span></text:p>
      <text:p text:style-name="P3"><text:span text:style-name="T3">X04|CNPJ| </text:span></text:p>
      <text:p text:style-name="P3"><text:span text:style-name="T3">X05|CPF| </text:span></text:p>
      <text:p text:style-name="P3"><text:span text:style-name="T3">X11|VServ|VBCRet|PICMSRet|VICMSRet|CFOP|CMunFG| </text:span></text:p>
      <text:p text:style-name="P3"><text:span text:style-name="T3">X18|Placa|UF|RNTC| </text:span></text:p>
      <text:p text:style-name="P3"><text:span text:style-name="T3">X22|Placa|UF|RNTC|vagao|balsa| </text:span></text:p>
      <text:p text:style-name="P3"><text:span text:style-name="T3">X26|QVol|Esp|Marca|NVol|PesoL|PesoB| </text:span></text:p>
      <text:p text:style-name="P3"><text:span text:style-name="T3">X33|NLacre| </text:span></text:p>
      <text:p text:style-name="P3"><text:span text:style-name="T3">Y02|NFat|VOrig|VDesc|VLiq| </text:span></text:p>
      <text:p text:style-name="P3"><text:span text:style-name="T3">Y07|NDup|DVenc|VDup| </text:span></text:p>
      <text:p text:style-name="P3"><text:span text:style-name="T3">YA|</text:span><text:span text:style-name="T6">indPag</text:span><text:span text:style-name="T3">|tPag|vPag|CNPJ|tBand|cAut|tpIntegra|</text:span></text:p>
      <text:p text:style-name="P8"><text:span text:style-name="T3">YA0</text:span><text:span text:style-name="T8">9</text:span><text:span text:style-name="T3">|vTroco|</text:span></text:p>
      <text:p text:style-name="P3"><text:span text:style-name="T3">Z|InfAdFisco|InfCpl| </text:span></text:p>
      <text:p text:style-name="P3"><text:span text:style-name="T3">Z04|XCampo|XTexto| </text:span></text:p>
      <text:p text:style-name="P3"><text:span text:style-name="T3">Z07|XCampo|XTexto| </text:span></text:p>
      <text:p text:style-name="P10"><text:span text:style-name="T3">Z10|NProc|IndProc| </text:span></text:p>
      <text:p text:style-name="P11"><text:span text:style-name="T3">ZA|UFSaidaPais|XLocExporta|XLocDespacho</text:span></text:p>
      <text:p text:style-name="P11"><text:span text:style-name="T3">ZB|XNEmp|XPed|XCont</text:span></text:p>
      <text:p text:style-name="P11"><text:span text:style-name="T3">ZB|Safra|Ref|QTotMes|QTotAnt|QTotGer|VFor|VTotDed|VLiqFor</text:span></text:p>
      <text:p text:style-name="P11"><text:span text:style-name="T3">ZC04|Dia|Qtde</text:span></text:p>
      <text:p text:style-name="P11"><text:span text:style-name="T3">ZC10|XDed|VDed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Default" style:family="paragraph" style:default-outline-level="">
      <style:paragraph-properties fo:text-align="start" style:justify-single-word="false"/>
      <style:text-properties fo:color="#000000" style:font-name="Courier New" fo:font-family="'Courier New'" style:font-family-generic="roman" style:font-pitch="variable" fo:font-size="12pt"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7T10:01:00</meta:creation-date>
    <meta:initial-creator>Wandrey Mundin Ferreira</meta:initial-creator>
    <dc:date>2018-05-29T22:19:05.306000000</dc:date>
    <meta:editing-duration>PT24M37S</meta:editing-duration>
    <meta:editing-cycles>7</meta:editing-cycles>
    <meta:generator>LibreOffice/5.1.5.2$Windows_x86 LibreOffice_project/7a864d8825610a8c07cfc3bc01dd4fce6a9447e5</meta:generator>
    <meta:document-statistic meta:table-count="0" meta:image-count="0" meta:object-count="0" meta:page-count="2" meta:paragraph-count="115" meta:word-count="115" meta:character-count="4690" meta:non-whitespace-character-count="4582"/>
  </office:meta>
</office:document-meta>
</file>